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7105" officeooo:paragraph-rsid="001dc6ec" style:font-weight-asian="normal" style:font-weight-complex="normal"/>
    </style:style>
    <style:style style:name="P2" style:family="paragraph" style:parent-style-name="Standard">
      <style:text-properties fo:font-weight="normal" officeooo:rsid="00248194" officeooo:paragraph-rsid="001dc6ec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officeooo:rsid="001a7105" officeooo:paragraph-rsid="001dc6ec" style:font-size-asian="10pt" style:font-size-complex="10pt"/>
    </style:style>
    <style:style style:name="P4" style:family="paragraph" style:parent-style-name="Standard">
      <style:text-properties officeooo:rsid="001a7105" officeooo:paragraph-rsid="001dc6ec"/>
    </style:style>
    <style:style style:name="P5" style:family="paragraph" style:parent-style-name="Standard">
      <style:paragraph-properties style:line-height-at-least="0.503cm"/>
      <style:text-properties fo:font-weight="bold" officeooo:rsid="001a7105" officeooo:paragraph-rsid="001dc6ec" style:font-weight-asian="bold" style:font-weight-complex="bold"/>
    </style:style>
    <style:style style:name="P6" style:family="paragraph" style:parent-style-name="Standard">
      <style:text-properties fo:font-weight="bold" officeooo:rsid="001a7105" officeooo:paragraph-rsid="001dc6ec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1dc6ec" fo:background-color="#1f1f1f"/>
    </style:style>
    <style:style style:name="P9" style:family="paragraph" style:parent-style-name="Standard">
      <style:text-properties fo:color="#6a9955" loext:opacity="100%" style:font-name="Droid Sans Mono" fo:font-size="10.5pt" fo:font-weight="normal" officeooo:paragraph-rsid="001dc6ec" fo:background-color="#1f1f1f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dc6ec" fo:background-color="#1f1f1f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2127da" officeooo:paragraph-rsid="002127da" fo:background-color="#1f1f1f"/>
    </style:style>
    <style:style style:name="P13" style:family="paragraph" style:parent-style-name="Standard">
      <style:paragraph-properties fo:margin-top="0cm" fo:margin-bottom="0.499cm" style:contextual-spacing="false" style:line-height-at-least="0.503cm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officeooo:paragraph-rsid="001dc6ec"/>
    </style:style>
    <style:style style:name="P16" style:family="paragraph" style:parent-style-name="Standard">
      <style:paragraph-properties style:line-height-at-least="0.503cm"/>
      <style:text-properties officeooo:paragraph-rsid="001dc6ec"/>
    </style:style>
    <style:style style:name="P17" style:family="paragraph" style:parent-style-name="Standard">
      <style:text-properties officeooo:paragraph-rsid="001dc6ec"/>
    </style:style>
    <style:style style:name="T1" style:family="text">
      <style:text-properties officeooo:rsid="0024819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c6ec" style:font-weight-asian="normal" style:font-weight-complex="normal"/>
    </style:style>
    <style:style style:name="T4" style:family="text">
      <style:text-properties fo:color="#c586c0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7ba7d" loext:opacity="100%"/>
    </style:style>
    <style:style style:name="T13" style:family="text">
      <style:text-properties officeooo:rsid="001dc6ec"/>
    </style:style>
    <style:style style:name="T14" style:family="text">
      <style:text-properties fo:color="#d16969" loext:opacity="100%"/>
    </style:style>
    <style:style style:name="T15" style:family="text">
      <style:text-properties officeooo:rsid="001f96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удент группы ИС-27 Васильченко Д.А</text:p>
      <text:p text:style-name="P4"/>
      <text:p text:style-name="P4"/>
      <text:p text:style-name="P6">Практическое занятие №<text:span text:style-name="T1">1</text:span><text:span text:style-name="T15">4</text:span></text:p>
      <text:p text:style-name="P1"/>
      <text:p text:style-name="P6">Тема: <text:span text:style-name="T2">закрепи</text:span><text:span text:style-name="T3">л</text:span><text:span text:style-name="T2"> усвоенные знания, понятия, алгоритмы,</text:span></text:p>
      <text:p text:style-name="P6"><text:span text:style-name="T2">основные принципы составления программ, приобр</text:span><text:span text:style-name="T3">ёл</text:span><text:span text:style-name="T2"> навыки составлени</text:span><text:span text:style-name="T3">я</text:span></text:p>
      <text:p text:style-name="P6"><text:span text:style-name="T2">программ с использованием с использованием регулярных выражений вIDE</text:span></text:p>
      <text:p text:style-name="P6"><text:span text:style-name="T2">PyCharm Community.</text:span></text:p>
      <text:p text:style-name="P1"/>
      <text:p text:style-name="P6">Постановка задачи.</text:p>
      <text:p text:style-name="P6"/>
      <text:p text:style-name="P9">В исходном текстовом файле (hotline.txt) после фразы «Горячая линия» добавить</text:p>
      <text:p text:style-name="P7">фразу «Министерства образования Ростовской области», посчитать количество</text:p>
      <text:p text:style-name="P7"><text:span text:style-name="T13">п</text:span>роизведённых добавлений. Сколько номеров телефонов заканчивается на «03»,</text:p>
      <text:p text:style-name="P7">«50». Вывести номера телефонов горячих линий, связанных с ЕГЭ/ГИА.</text:p>
      <text:p text:style-name="P9"/>
      <text:p text:style-name="P9"/>
      <text:p text:style-name="P9"/>
      <text:p text:style-name="P6"/>
      <text:p text:style-name="P6"/>
      <text:p text:style-name="P6">Текст программы:</text:p>
      <text:p text:style-name="P17"/>
      <text:p text:style-name="P11"><text:span text:style-name="T4">import</text:span> <text:span text:style-name="T5">re</text:span></text:p>
      <text:p text:style-name="P13"/>
      <text:p text:style-name="P10"><text:span text:style-name="T4">with</text:span> <text:span text:style-name="T6">open</text:span>(<text:span text:style-name="T7">'hotline.txt'</text:span>, <text:span text:style-name="T7">'r'</text:span>, <text:span text:style-name="T8">encoding</text:span><text:span text:style-name="T9">=</text:span><text:span text:style-name="T7">'utf-8'</text:span>) <text:span text:style-name="T4">as</text:span> <text:span text:style-name="T8">f</text:span>:</text:p>
      <text:p text:style-name="P10"><text:span text:style-name="T8">file_content</text:span> <text:span text:style-name="T9">=</text:span> <text:span text:style-name="T8">f</text:span>.<text:span text:style-name="T6">read</text:span>()</text:p>
      <text:p text:style-name="P10"><text:span text:style-name="T8">three</text:span> <text:span text:style-name="T9">=</text:span> <text:span text:style-name="T6">len</text:span>(<text:span text:style-name="T5">re</text:span>.<text:span text:style-name="T6">findall</text:span>(<text:span text:style-name="T7">'03'</text:span>, <text:span text:style-name="T8">file_content</text:span>))</text:p>
      <text:p text:style-name="P10"><text:span text:style-name="T8">five</text:span> <text:span text:style-name="T9">=</text:span> <text:span text:style-name="T6">len</text:span>(<text:span text:style-name="T5">re</text:span>.<text:span text:style-name="T6">findall</text:span>(<text:span text:style-name="T7">'50'</text:span>, <text:span text:style-name="T8">file_content</text:span>))</text:p>
      <text:p text:style-name="P10"><text:span text:style-name="T6">print</text:span>(<text:span text:style-name="T7">'номера телефонов горячих линий, связанных с ЕГЭ/ГИА:'</text:span>)</text:p>
      <text:p text:style-name="P10"><text:span text:style-name="T4">for</text:span> <text:span text:style-name="T8">i</text:span> <text:span text:style-name="T4">in</text:span> <text:span text:style-name="T8">file_content</text:span>.<text:span text:style-name="T6">split</text:span>(<text:span text:style-name="T7">'</text:span><text:span text:style-name="T12">\n</text:span><text:span text:style-name="T7">'</text:span>):</text:p>
      <text:p text:style-name="P10"><text:span text:style-name="T4">if</text:span> <text:span text:style-name="T7">'ЕГЭ'</text:span> <text:span text:style-name="T11">in</text:span> <text:span text:style-name="T8">i</text:span> <text:span text:style-name="T11">or</text:span> <text:span text:style-name="T7">'ГИА'</text:span> <text:span text:style-name="T11">in</text:span> <text:span text:style-name="T8">i</text:span>:</text:p>
      <text:p text:style-name="P10"><text:span text:style-name="T8">r</text:span> <text:span text:style-name="T9">=</text:span> <text:span text:style-name="T5">re</text:span>.<text:span text:style-name="T6">compile</text:span>(<text:span text:style-name="T11">r</text:span><text:span text:style-name="T14">'\d</text:span><text:span text:style-name="T12">+</text:span><text:span text:style-name="T14">'</text:span>)</text:p>
      <text:p text:style-name="P10"><text:span text:style-name="T8">t</text:span> <text:span text:style-name="T9">=</text:span> <text:span text:style-name="T8">r</text:span>.<text:span text:style-name="T6">search</text:span>(<text:span text:style-name="T8">i</text:span>)</text:p>
      <text:p text:style-name="P10"><text:span text:style-name="T6">print</text:span>(<text:span text:style-name="T8">t</text:span>.<text:span text:style-name="T6">group</text:span>(<text:span text:style-name="T10">0</text:span>))</text:p>
      <text:p text:style-name="P10"><text:span text:style-name="T6">print</text:span>(<text:span text:style-name="T11">f</text:span><text:span text:style-name="T7">'</text:span><text:span text:style-name="T12">\n</text:span><text:span text:style-name="T11">{</text:span><text:span text:style-name="T8">three</text:span><text:span text:style-name="T11">}</text:span><text:span text:style-name="T7"> номеров телефонов заканчивается на «03»'</text:span>)</text:p>
      <text:p text:style-name="P10"><text:span text:style-name="T6">print</text:span>(<text:span text:style-name="T11">f</text:span><text:span text:style-name="T7">'</text:span><text:span text:style-name="T11">{</text:span><text:span text:style-name="T8">five</text:span><text:span text:style-name="T11">}</text:span><text:span text:style-name="T7"> номеров телефонов заканчивается на «50»'</text:span>)</text:p>
      <text:p text:style-name="P14"/>
      <text:p text:style-name="P10"><text:span text:style-name="T4">with</text:span> <text:span text:style-name="T6">open</text:span>(<text:span text:style-name="T7">'hotline2.txt'</text:span>, <text:span text:style-name="T7">'w'</text:span>, <text:span text:style-name="T8">encoding</text:span><text:span text:style-name="T9">=</text:span><text:span text:style-name="T7">'utf-8'</text:span>) <text:span text:style-name="T4">as</text:span> <text:span text:style-name="T8">f</text:span>:</text:p>
      <text:p text:style-name="P10"><text:span text:style-name="T8">numerator</text:span> <text:span text:style-name="T9">=</text:span> <text:span text:style-name="T10">0</text:span></text:p>
      <text:p text:style-name="P10"><text:span text:style-name="T4">for</text:span> <text:span text:style-name="T8">i</text:span> <text:span text:style-name="T4">in</text:span> <text:span text:style-name="T8">file_content</text:span>.<text:span text:style-name="T6">split</text:span>(<text:span text:style-name="T7">'</text:span><text:span text:style-name="T12">\n</text:span><text:span text:style-name="T7">'</text:span>):</text:p>
      <text:p text:style-name="P10"><text:span text:style-name="T4">if</text:span> <text:span text:style-name="T7">'«Горячая линия»'</text:span> <text:span text:style-name="T11">in</text:span> <text:span text:style-name="T8">i</text:span>:</text:p>
      <text:p text:style-name="P10"><text:span text:style-name="T8">f</text:span>.<text:span text:style-name="T6">write</text:span>(<text:span text:style-name="T8">i</text:span>.<text:span text:style-name="T6">replace</text:span>(<text:span text:style-name="T7">'«Горячая линия»'</text:span>, <text:span text:style-name="T7">'«Горячая линия» «Министерства образования Ростовской области»'</text:span>)<text:span text:style-name="T9">+</text:span><text:span text:style-name="T7">'</text:span><text:span text:style-name="T12">\n</text:span><text:span text:style-name="T7">'</text:span>)</text:p>
      <text:p text:style-name="P10"><text:span text:style-name="T4">else</text:span>:</text:p>
      <text:p text:style-name="P10"><text:span text:style-name="T8">f</text:span>.<text:span text:style-name="T6">write</text:span>(<text:span text:style-name="T8">i</text:span><text:span text:style-name="T9">+</text:span><text:span text:style-name="T7">'</text:span><text:span text:style-name="T12">\n</text:span><text:span text:style-name="T7">'</text:span>)</text:p>
      <text:p text:style-name="P12"><text:span text:style-name="T6">print</text:span>(<text:span text:style-name="T11">f</text:span><text:span text:style-name="T7">'Количество добавлений - </text:span><text:span text:style-name="T11">{</text:span><text:span text:style-name="T8">numerator</text:span><text:span text:style-name="T11">}</text:span><text:span text:style-name="T7">'</text:span>)</text:p>
      <text:p text:style-name="P12"/>
      <text:p text:style-name="P11"/>
      <text:p text:style-name="P11"/>
      <text:p text:style-name="P5"><text:soft-page-break/></text:p>
      <text:p text:style-name="P5"/>
      <text:p text:style-name="P5"/>
      <text:p text:style-name="P6"/>
      <text:p text:style-name="P6">Протокол работы программы:</text:p>
      <text:p text:style-name="P6"/>
      <text:p text:style-name="P2">номера телефонов горячих линий, связанных с ЕГЭ/ГИА:</text:p>
      <text:p text:style-name="P2">88632695742</text:p>
      <text:p text:style-name="P2">8863822203</text:p>
      <text:p text:style-name="P2"/>
      <text:p text:style-name="P2">2 номеров телефонов заканчивается на «03»</text:p>
      <text:p text:style-name="P2">2 номеров телефонов заканчивается на «50»</text:p>
      <text:p text:style-name="P2"/>
      <text:p text:style-name="P6"/>
      <text:p text:style-name="P6">Вывод: <text:span text:style-name="T2">в процессе выполнения практического занятия выработал навыки составления</text:span></text:p>
      <text:p text:style-name="P1">программ в IDE PyCharm Community.</text:p>
      <text:p text:style-name="P1">Выполнены разработка кода, отладка, тестирование, оптимизация программного кода.</text:p>
      <text:p text:style-name="P1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4:26:16.078549347</meta:creation-date>
    <dc:date>2024-03-16T14:45:43.000116359</dc:date>
    <meta:editing-duration>PT19M2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210" meta:character-count="1767" meta:non-whitespace-character-count="1600"/>
  </office:meta>
</office:document-meta>
</file>